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74" calcext:value-type="float">
            <text:p>974</text:p>
          </table:table-cell>
          <table:table-cell office:value-type="float" office:value="979" calcext:value-type="float">
            <text:p>979</text:p>
          </table:table-cell>
          <table:table-cell office:value-type="float" office:value="954" calcext:value-type="float">
            <text:p>954</text:p>
          </table:table-cell>
          <table:table-cell office:value-type="float" office:value="959" calcext:value-type="float">
            <text:p>959</text:p>
          </table:table-cell>
          <table:table-cell office:value-type="float" office:value="954" calcext:value-type="float">
            <text:p>954</text:p>
          </table:table-cell>
          <table:table-cell office:value-type="float" office:value="219.551" calcext:value-type="float">
            <text:p>219,5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3.31" calcext:value-type="float">
            <text:p>3,31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33612235881413" calcext:value-type="float">
            <text:p>4,33612235881413</text:p>
          </table:table-cell>
          <table:table-cell table:formula="of:=[.C9]/[.H9]" office:value-type="float" office:value="4.43632686710605" calcext:value-type="float">
            <text:p>4,43632686710605</text:p>
          </table:table-cell>
          <table:table-cell table:formula="of:=[.D9]/[.H9]" office:value-type="float" office:value="4.45910061899058" calcext:value-type="float">
            <text:p>4,45910061899058</text:p>
          </table:table-cell>
          <table:table-cell table:formula="of:=[.E9]/[.H9]" office:value-type="float" office:value="4.34523185956794" calcext:value-type="float">
            <text:p>4,34523185956794</text:p>
          </table:table-cell>
          <table:table-cell table:formula="of:=[.F9]/[.H9]" office:value-type="float" office:value="4.36800561145247" calcext:value-type="float">
            <text:p>4,36800561145247</text:p>
          </table:table-cell>
          <table:table-cell table:formula="of:=[.G9]/[.H9]" office:value-type="float" office:value="4.34523185956794" calcext:value-type="float">
            <text:p>4,34523185956794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6.64652567975831" calcext:value-type="float">
            <text:p>6,64652567975831</text:p>
          </table:table-cell>
          <table:table-cell table:formula="of:=[.K9]/[.P9]" office:value-type="float" office:value="13.8972809667674" calcext:value-type="float">
            <text:p>13,8972809667674</text:p>
          </table:table-cell>
          <table:table-cell table:formula="of:=[.L9]/[.P9]" office:value-type="float" office:value="34.1389728096677" calcext:value-type="float">
            <text:p>34,1389728096677</text:p>
          </table:table-cell>
          <table:table-cell table:formula="of:=[.M9]/[.P9]" office:value-type="float" office:value="6.94864048338369" calcext:value-type="float">
            <text:p>6,94864048338369</text:p>
          </table:table-cell>
          <table:table-cell table:formula="of:=[.N9]/[.P9]" office:value-type="float" office:value="6.94864048338369" calcext:value-type="float">
            <text:p>6,94864048338369</text:p>
          </table:table-cell>
          <table:table-cell table:formula="of:=[.O9]/[.P9]" office:value-type="float" office:value="6.94864048338369" calcext:value-type="float">
            <text:p>6,948640483383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.00.0000</text:date>, <text:time style:data-style-name="N2" text:time-value="17:22:44.1735225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3-11-17T17:33:22.951458738</dc:date>
    <meta:editing-duration>P19DT23M40S</meta:editing-duration>
    <meta:editing-cycles>53</meta:editing-cycles>
    <meta:generator>LibreOffice/6.0.7.3$Linux_X86_64 LibreOffice_project/00m0$Build-3</meta:generator>
    <meta:document-statistic meta:table-count="1" meta:cell-count="83" meta:object-count="0"/>
  </office:meta>
</office:document-meta>
</file>